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1.27cm" fo:line-height="115%" fo:margin-left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text-indent="-1.482cm" fo:line-height="115%" fo:margin-left="2.699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-1.482cm" fo:line-height="115%" fo:margin-left="2.699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text-indent="-1.482cm" fo:line-height="115%" fo:margin-left="2.699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T24_1" style:family="text">
      <style:text-properties fo:font-size="14pt" style:font-size-asian="14pt" style:font-size-complex="14pt" fo:font-weight="bold" style:font-weight-asian="bold" style:font-weight-complex="bold"/>
    </style:style>
    <style:style style:name="T24_2" style:family="text">
      <style:text-properties fo:font-size="14pt" style:font-size-asian="14pt" style:font-size-complex="14pt" fo:font-weight="bold" style:font-weight-asian="bold" style:font-weight-complex="bold"/>
    </style:style>
    <style:style style:name="T24_3" style:family="text">
      <style:text-properties fo:font-size="14pt" style:font-size-asian="14pt" style:font-size-complex="14pt" fo:font-weight="bold" style:font-weight-asian="bold" style:font-weight-complex="bold"/>
    </style:style>
    <style:style style:name="T24_4" style:family="text">
      <style:text-properties fo:font-size="14pt" style:font-size-asian="14pt" style:font-size-complex="14pt" fo:font-weight="bold" style:font-weight-asian="bold" style:font-weight-complex="bold"/>
    </style:style>
    <style:style style:name="T24_5" style:family="text"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 fo:font-weight="bold" style:font-weight-asian="bold" style:font-weight-complex="bold"/>
    </style:style>
    <style:style style:name="T28_2" style:family="text">
      <style:text-properties fo:font-size="12pt" style:font-size-asian="12pt" style:font-size-complex="12pt" fo:font-weight="bold" style:font-weight-asian="bold" style:font-weight-complex="bold"/>
    </style:style>
    <style:style style:name="T28_3" style:family="text">
      <style:text-properties fo:font-size="12pt" style:font-size-asian="12pt" style:font-size-complex="12pt" fo:font-weight="bold" style:font-weight-asian="bold" style:font-weight-complex="bold"/>
    </style:style>
    <style:style style:name="T28_4" style:family="text">
      <style:text-properties fo:font-size="12pt" style:font-size-asian="12pt" style:font-size-complex="12pt" fo:font-weight="bold" style:font-weight-asian="bold" style:font-weight-complex="bold"/>
    </style:style>
    <style:style style:name="T28_5" style:family="text">
      <style:text-properties fo:font-size="12pt" style:font-size-asian="12pt" style:font-size-complex="12pt" fo:font-weight="bold" style:font-weight-asian="bold" style:font-weight-complex="bold"/>
    </style:style>
    <style:style style:name="T28_6" style:family="text">
      <style:text-properties fo:font-size="12pt" style:font-size-asian="12pt" style:font-size-complex="12pt" fo:font-weight="bold" style:font-weight-asian="bold" style:font-weight-complex="bold"/>
    </style:style>
    <style:style style:name="T28_7" style:family="text">
      <style:text-properties fo:font-size="12pt" style:font-size-asian="12pt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T32_19" style:family="text">
      <style:text-properties fo:font-size="12pt" style:font-size-asian="12pt" style:font-size-complex="12pt"/>
    </style:style>
    <style:style style:name="T32_20" style:family="text">
      <style:text-properties fo:font-size="12pt" style:font-size-asian="12pt" style:font-size-complex="12pt"/>
    </style:style>
    <style:style style:name="T32_21" style:family="text">
      <style:text-properties fo:font-size="12pt" style:font-size-asian="12pt" style:font-size-complex="12pt"/>
    </style:style>
    <style:style style:name="T32_22" style:family="text">
      <style:text-properties fo:font-size="12pt" style:font-size-asian="12pt" style:font-size-complex="12pt"/>
    </style:style>
    <style:style style:name="T32_23" style:family="text">
      <style:text-properties fo:font-size="12pt" style:font-size-asian="12pt" style:font-size-complex="12pt"/>
    </style:style>
    <style:style style:name="T32_24" style:family="text">
      <style:text-properties fo:font-size="12pt" style:font-size-asian="12pt" style:font-size-complex="12pt"/>
    </style:style>
    <style:style style:name="T32_25" style:family="text">
      <style:text-properties fo:font-size="12pt" style:font-size-asian="12pt" style:font-size-complex="12pt"/>
    </style:style>
    <style:style style:name="T32_26" style:family="text">
      <style:text-properties fo:font-size="12pt" style:font-size-asian="12pt" style:font-size-complex="12pt"/>
    </style:style>
    <style:style style:name="T32_27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text-indent="1.27cm" fo:line-height="115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text-indent="-1.482cm" fo:line-height="115%" fo:margin-left="2.699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text-indent="-1.482cm" fo:line-height="115%" fo:margin-left="2.699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text-indent="-1.482cm" fo:line-height="115%" fo:margin-left="2.699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text-indent="-1.482cm" fo:line-height="115%" fo:margin-left="2.699cm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text-indent="-1.482cm" fo:line-height="115%" fo:margin-left="2.699cm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text-indent="0cm" fo:line-height="115%" fo:margin-left="-0.053cm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T46_3" style:family="text">
      <style:text-properties fo:font-size="12pt" style:font-size-asian="12pt" style:font-size-complex="12pt" fo:font-weight="bold" style:font-weight-asian="bold" style:font-weight-complex="bold"/>
    </style:style>
    <style:style style:name="T46_4" style:family="text">
      <style:text-properties fo:font-size="12pt" style:font-size-asian="12pt" style:font-size-complex="12pt" fo:font-weight="bold" style:font-weight-asian="bold" style:font-weight-complex="bold"/>
    </style:style>
    <style:style style:name="T46_5" style:family="text">
      <style:text-properties fo:font-size="12pt" style:font-size-asian="12pt" style:font-size-complex="12pt" fo:font-weight="bold" style:font-weight-asian="bold" style:font-weight-complex="bold"/>
    </style:style>
    <style:style style:name="T46_6" style:family="text">
      <style:text-properties fo:font-size="12pt" style:font-size-asian="12pt" style:font-size-complex="12pt" fo:font-weight="bold" style:font-weight-asian="bold" style:font-weight-complex="bold"/>
    </style:style>
    <style:style style:name="T46_7" style:family="text">
      <style:text-properties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15%" fo:margin-left="-0.053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T49_41" style:family="text">
      <style:text-properties fo:font-size="12pt" style:font-size-asian="12pt" style:font-size-complex="12pt"/>
    </style:style>
    <style:style style:name="T49_42" style:family="text">
      <style:text-properties fo:font-size="12pt" style:font-size-asian="12pt" style:font-size-complex="12pt"/>
    </style:style>
    <style:style style:name="T49_43" style:family="text">
      <style:text-properties fo:font-size="12pt" style:font-size-asian="12pt" style:font-size-complex="12pt"/>
    </style:style>
    <style:style style:name="T49_44" style:family="text">
      <style:text-properties fo:font-size="12pt" style:font-size-asian="12pt" style:font-size-complex="12pt"/>
    </style:style>
    <style:style style:name="T49_45" style:family="text">
      <style:text-properties fo:font-size="12pt" style:font-size-asian="12pt" style:font-size-complex="12pt"/>
    </style:style>
    <style:style style:name="T49_46" style:family="text">
      <style:text-properties fo:font-size="12pt" style:font-size-asian="12pt" style:font-size-complex="12pt"/>
    </style:style>
    <style:style style:name="T49_47" style:family="text">
      <style:text-properties fo:font-size="12pt" style:font-size-asian="12pt" style:font-size-complex="12pt"/>
    </style:style>
    <style:style style:name="T49_48" style:family="text">
      <style:text-properties fo:font-size="12pt" style:font-size-asian="12pt" style:font-size-complex="12pt"/>
    </style:style>
    <style:style style:name="T49_49" style:family="text">
      <style:text-properties fo:font-size="12pt" style:font-size-asian="12pt" style:font-size-complex="12pt"/>
    </style:style>
    <style:style style:name="T49_50" style:family="text">
      <style:text-properties fo:font-size="12pt" style:font-size-asian="12pt" style:font-size-complex="12pt"/>
    </style:style>
    <style:style style:name="T49_51" style:family="text">
      <style:text-properties fo:font-size="12pt" style:font-size-asian="12pt" style:font-size-complex="12pt"/>
    </style:style>
    <style:style style:name="T49_52" style:family="text">
      <style:text-properties fo:font-size="12pt" style:font-size-asian="12pt" style:font-size-complex="12pt"/>
    </style:style>
    <style:style style:name="T49_53" style:family="text">
      <style:text-properties fo:font-size="12pt" style:font-size-asian="12pt" style:font-size-complex="12pt"/>
    </style:style>
    <style:style style:name="T49_54" style:family="text">
      <style:text-properties fo:font-size="12pt" style:font-size-asian="12pt" style:font-size-complex="12pt"/>
    </style:style>
    <style:style style:name="T49_55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text-indent="1.27cm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text-indent="-1.482cm" fo:line-height="115%" fo:margin-left="2.699cm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text-indent="-1.482cm" fo:line-height="115%" fo:margin-left="2.699cm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text-indent="-1.482cm" fo:line-height="115%" fo:margin-left="2.699cm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text-indent="-1.482cm" fo:line-height="115%" fo:margin-left="2.699cm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text-indent="-1.482cm" fo:line-height="115%" fo:margin-left="2.699cm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text-indent="0cm" fo:line-height="115%" fo:margin-left="-0.053cm" style:writing-mode="lr-tb"/>
    </style:style>
    <style:style style:name="T58_1" style:family="text">
      <style:text-properties fo:font-size="12pt" style:font-size-asian="12pt" style:font-size-complex="12pt" fo:font-weight="bold" style:font-weight-asian="bold" style:font-weight-complex="bold"/>
    </style:style>
    <style:style style:name="T58_2" style:family="text">
      <style:text-properties fo:font-size="12pt" style:font-size-asian="12pt" style:font-size-complex="12pt" fo:font-weight="bold" style:font-weight-asian="bold" style:font-weight-complex="bold"/>
    </style:style>
    <style:style style:name="T58_3" style:family="text">
      <style:text-properties fo:font-size="12pt" style:font-size-asian="12pt" style:font-size-complex="12pt" fo:font-weight="bold" style:font-weight-asian="bold" style:font-weight-complex="bold"/>
    </style:style>
    <style:style style:name="T58_4" style:family="text">
      <style:text-properties fo:font-size="12pt" style:font-size-asian="12pt" style:font-size-complex="12pt" fo:font-weight="bold" style:font-weight-asian="bold" style:font-weight-complex="bold"/>
    </style:style>
    <style:style style:name="T58_5" style:family="text">
      <style:text-properties fo:font-size="12pt" style:font-size-asian="12pt" style:font-size-complex="12pt" fo:font-weight="bold" style:font-weight-asian="bold" style:font-weight-complex="bold"/>
    </style:style>
    <style:style style:name="T58_6" style:family="text">
      <style:text-properties fo:font-size="12pt" style:font-size-asian="12pt" style:font-size-complex="12pt" fo:font-weight="bold" style:font-weight-asian="bold" style:font-weight-complex="bold"/>
    </style:style>
    <style:style style:name="T58_7" style:family="text">
      <style:text-properties fo:font-size="12pt" style:font-size-asian="12pt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left="-0.053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T61_15" style:family="text">
      <style:text-properties fo:font-size="12pt" style:font-size-asian="12pt" style:font-size-complex="12pt"/>
    </style:style>
    <style:style style:name="T61_16" style:family="text">
      <style:text-properties fo:font-size="12pt" style:font-size-asian="12pt" style:font-size-complex="12pt"/>
    </style:style>
    <style:style style:name="T61_17" style:family="text">
      <style:text-properties fo:font-size="12pt" style:font-size-asian="12pt" style:font-size-complex="12pt"/>
    </style:style>
    <style:style style:name="T61_18" style:family="text">
      <style:text-properties fo:font-size="12pt" style:font-size-asian="12pt" style:font-size-complex="12pt"/>
    </style:style>
    <style:style style:name="T61_19" style:family="text">
      <style:text-properties fo:font-size="12pt" style:font-size-asian="12pt" style:font-size-complex="12pt"/>
    </style:style>
    <style:style style:name="T61_20" style:family="text">
      <style:text-properties fo:font-size="12pt" style:font-size-asian="12pt" style:font-size-complex="12pt"/>
    </style:style>
    <style:style style:name="T61_21" style:family="text">
      <style:text-properties fo:font-size="12pt" style:font-size-asian="12pt" style:font-size-complex="12pt"/>
    </style:style>
    <style:style style:name="T61_22" style:family="text">
      <style:text-properties fo:font-size="12pt" style:font-size-asian="12pt" style:font-size-complex="12pt"/>
    </style:style>
    <style:style style:name="T61_23" style:family="text">
      <style:text-properties fo:font-size="12pt" style:font-size-asian="12pt" style:font-size-complex="12pt"/>
    </style:style>
    <style:style style:name="T61_24" style:family="text">
      <style:text-properties fo:font-size="12pt" style:font-size-asian="12pt" style:font-size-complex="12pt"/>
    </style:style>
    <style:style style:name="T61_25" style:family="text">
      <style:text-properties fo:font-size="12pt" style:font-size-asian="12pt" style:font-size-complex="12pt"/>
    </style:style>
    <style:style style:name="T61_26" style:family="text">
      <style:text-properties fo:font-size="12pt" style:font-size-asian="12pt" style:font-size-complex="12pt"/>
    </style:style>
    <style:style style:name="T61_27" style:family="text">
      <style:text-properties fo:font-size="12pt" style:font-size-asian="12pt" style:font-size-complex="12pt"/>
    </style:style>
    <style:style style:name="T61_28" style:family="text">
      <style:text-properties fo:font-size="12pt" style:font-size-asian="12pt" style:font-size-complex="12pt"/>
    </style:style>
    <style:style style:name="T61_29" style:family="text">
      <style:text-properties fo:font-size="12pt" style:font-size-asian="12pt" style:font-size-complex="12pt"/>
    </style:style>
    <style:style style:name="T61_30" style:family="text">
      <style:text-properties fo:font-size="12pt" style:font-size-asian="12pt" style:font-size-complex="12pt"/>
    </style:style>
    <style:style style:name="T61_31" style:family="text">
      <style:text-properties fo:font-size="12pt" style:font-size-asian="12pt" style:font-size-complex="12pt"/>
    </style:style>
    <style:style style:name="T61_32" style:family="text">
      <style:text-properties fo:font-size="12pt" style:font-size-asian="12pt" style:font-size-complex="12pt"/>
    </style:style>
    <style:style style:name="T61_33" style:family="text">
      <style:text-properties fo:font-size="12pt" style:font-size-asian="12pt" style:font-size-complex="12pt"/>
    </style:style>
    <style:style style:name="T61_34" style:family="text">
      <style:text-properties fo:font-size="12pt" style:font-size-asian="12pt" style:font-size-complex="12pt"/>
    </style:style>
    <style:style style:name="T61_35" style:family="text">
      <style:text-properties fo:font-size="12pt" style:font-size-asian="12pt" style:font-size-complex="12pt"/>
    </style:style>
    <style:style style:name="T61_36" style:family="text">
      <style:text-properties fo:font-size="12pt" style:font-size-asian="12pt" style:font-size-complex="12pt"/>
    </style:style>
    <style:style style:name="T61_37" style:family="text">
      <style:text-properties fo:font-size="12pt" style:font-size-asian="12pt" style:font-size-complex="12pt"/>
    </style:style>
    <style:style style:name="T61_38" style:family="text">
      <style:text-properties fo:font-size="12pt" style:font-size-asian="12pt" style:font-size-complex="12pt"/>
    </style:style>
    <style:style style:name="T61_39" style:family="text">
      <style:text-properties fo:font-size="12pt" style:font-size-asian="12pt" style:font-size-complex="12pt"/>
    </style:style>
    <style:style style:name="T61_40" style:family="text">
      <style:text-properties fo:font-size="12pt" style:font-size-asian="12pt" style:font-size-complex="12pt"/>
    </style:style>
    <style:style style:name="T61_41" style:family="text">
      <style:text-properties fo:font-size="12pt" style:font-size-asian="12pt" style:font-size-complex="12pt"/>
    </style:style>
    <style:style style:name="T61_42" style:family="text">
      <style:text-properties fo:font-size="12pt" style:font-size-asian="12pt" style:font-size-complex="12pt"/>
    </style:style>
    <style:style style:name="T61_43" style:family="text">
      <style:text-properties fo:font-size="12pt" style:font-size-asian="12pt" style:font-size-complex="12pt"/>
    </style:style>
    <style:style style:name="T61_44" style:family="text">
      <style:text-properties fo:font-size="12pt" style:font-size-asian="12pt" style:font-size-complex="12pt"/>
    </style:style>
    <style:style style:name="T61_45" style:family="text">
      <style:text-properties fo:font-size="12pt" style:font-size-asian="12pt" style:font-size-complex="12pt"/>
    </style:style>
    <style:style style:name="T61_46" style:family="text">
      <style:text-properties fo:font-size="12pt" style:font-size-asian="12pt" style:font-size-complex="12pt"/>
    </style:style>
    <style:style style:name="T61_47" style:family="text">
      <style:text-properties fo:font-size="12pt" style:font-size-asian="12pt" style:font-size-complex="12pt"/>
    </style:style>
    <style:style style:name="T61_48" style:family="text">
      <style:text-properties fo:font-size="12pt" style:font-size-asian="12pt" style:font-size-complex="12pt"/>
    </style:style>
    <style:style style:name="T61_49" style:family="text">
      <style:text-properties fo:font-size="12pt" style:font-size-asian="12pt" style:font-size-complex="12pt"/>
    </style:style>
    <style:style style:name="T61_50" style:family="text">
      <style:text-properties fo:font-size="12pt" style:font-size-asian="12pt" style:font-size-complex="12pt"/>
    </style:style>
    <style:style style:name="T61_51" style:family="text">
      <style:text-properties fo:font-size="12pt" style:font-size-asian="12pt" style:font-size-complex="12pt"/>
    </style:style>
    <style:style style:name="T61_52" style:family="text">
      <style:text-properties fo:font-size="12pt" style:font-size-asian="12pt" style:font-size-complex="12pt"/>
    </style:style>
    <style:style style:name="T61_53" style:family="text">
      <style:text-properties fo:font-size="12pt" style:font-size-asian="12pt" style:font-size-complex="12pt"/>
    </style:style>
    <style:style style:name="T61_54" style:family="text">
      <style:text-properties fo:font-size="12pt" style:font-size-asian="12pt" style:font-size-complex="12pt"/>
    </style:style>
    <style:style style:name="T61_55" style:family="text">
      <style:text-properties fo:font-size="12pt" style:font-size-asian="12pt" style:font-size-complex="12pt"/>
    </style:style>
    <style:style style:name="T61_56" style:family="text">
      <style:text-properties fo:font-size="12pt" style:font-size-asian="12pt" style:font-size-complex="12pt"/>
    </style:style>
    <style:style style:name="T61_57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text-indent="1.27cm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text-indent="-1.482cm" fo:line-height="115%" fo:margin-left="2.699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text-indent="-1.482cm" fo:line-height="115%" fo:margin-left="2.699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-1.482cm" fo:line-height="115%" fo:margin-left="2.699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text-indent="-1.482cm" fo:line-height="115%" fo:margin-left="2.699cm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RDT</text:span><text:span text:style-name="T1_2"><text:s/></text:span><text:span text:style-name="T1_3">Use</text:span><text:span text:style-name="T1_4"><text:s/></text:span><text:span text:style-name="T1_5">Cases</text:span><text:span text:style-name="T1_6"><text:s/></text:span></text:p>
      <text:p text:style-name="P2"/>
      <text:p text:style-name="P3"/>
      <text:p text:style-name="P4"/>
      <text:p text:style-name="P5"><text:span text:style-name="T5_1">Use</text:span><text:span text:style-name="T5_2"><text:s/></text:span><text:span text:style-name="T5_3">Case</text:span><text:span text:style-name="T5_4">:<text:s/></text:span><text:span text:style-name="T5_5">Upload</text:span><text:span text:style-name="T5_6"><text:s/></text:span><text:span text:style-name="T5_7">RDT</text:span></text:p>
      <text:p text:style-name="P6"><text:span text:style-name="T6_1">Precondition</text:span><text:span text:style-name="T6_2">:<text:s/></text:span><text:span text:style-name="T6_3">User</text:span><text:span text:style-name="T6_4"><text:s/></text:span><text:span text:style-name="T6_5">must</text:span><text:span text:style-name="T6_6"><text:s/></text:span><text:span text:style-name="T6_7">be</text:span><text:span text:style-name="T6_8"><text:s/></text:span><text:span text:style-name="T6_9">authenticated</text:span><text:span text:style-name="T6_10"><text:s/></text:span><text:span text:style-name="T6_11">with</text:span><text:span text:style-name="T6_12"><text:s/></text:span><text:span text:style-name="T6_13">a</text:span><text:span text:style-name="T6_14"><text:s/></text:span><text:span text:style-name="T6_15">token</text:span></text:p>
      <text:list text:style-name="LS1" xml:id="list0">
        <text:list-item>
          <text:p text:style-name="P7"><text:span text:style-name="T7_1">User</text:span><text:span text:style-name="T7_2"><text:s/></text:span><text:span text:style-name="T7_3">navigates</text:span><text:span text:style-name="T7_4"><text:s/></text:span><text:span text:style-name="T7_5">to</text:span><text:span text:style-name="T7_6"><text:s/></text:span><text:span text:style-name="T7_7">the</text:span><text:span text:style-name="T7_8"><text:s/></text:span><text:span text:style-name="T7_9">RDT</text:span><text:span text:style-name="T7_10"><text:s/></text:span><text:span text:style-name="T7_11">Manager</text:span><text:span text:style-name="T7_12"><text:s/></text:span><text:span text:style-name="T7_13">page</text:span><text:span text:style-name="T7_14"><text:s/></text:span><text:span text:style-name="T7_15">from</text:span><text:span text:style-name="T7_16"><text:s/></text:span><text:span text:style-name="T7_17">the</text:span><text:span text:style-name="T7_18"><text:s/></text:span><text:span text:style-name="T7_19">left</text:span><text:span text:style-name="T7_20"><text:s/></text:span><text:span text:style-name="T7_21">side</text:span><text:span text:style-name="T7_22"><text:s/></text:span><text:span text:style-name="T7_23">bar</text:span></text:p>
        </text:list-item>
        <text:list-item>
          <text:p text:style-name="P8"><text:span text:style-name="T8_1">The</text:span><text:span text:style-name="T8_2"><text:s/></text:span><text:span text:style-name="T8_3">user</text:span><text:span text:style-name="T8_4"><text:s/></text:span><text:span text:style-name="T8_5">highlights</text:span><text:span text:style-name="T8_6"><text:s/></text:span><text:span text:style-name="T8_7">the</text:span><text:span text:style-name="T8_8"><text:s/></text:span><text:span text:style-name="T8_9">RDT</text:span><text:span text:style-name="T8_10"><text:s/></text:span><text:span text:style-name="T8_11">files</text:span><text:span text:style-name="T8_12"><text:s/></text:span><text:span text:style-name="T8_13">and</text:span><text:span text:style-name="T8_14"><text:s/></text:span><text:span text:style-name="T8_15">selects</text:span><text:span text:style-name="T8_16"><text:s/></text:span><text:span text:style-name="T8_17">upload</text:span><text:span text:style-name="T8_18"><text:s/></text:span><text:span text:style-name="T8_19">at</text:span><text:span text:style-name="T8_20"><text:s/></text:span><text:span text:style-name="T8_21">bottom</text:span><text:span text:style-name="T8_22"><text:s/></text:span><text:span text:style-name="T8_23">of</text:span><text:span text:style-name="T8_24"><text:s/></text:span><text:span text:style-name="T8_25">page</text:span></text:p>
        </text:list-item>
        <text:list-item>
          <text:p text:style-name="P9"><text:span text:style-name="T9_1">System</text:span><text:span text:style-name="T9_2"><text:s/></text:span><text:span text:style-name="T9_3">copies</text:span><text:span text:style-name="T9_4"><text:s/></text:span><text:span text:style-name="T9_5">files</text:span><text:span text:style-name="T9_6"><text:s/></text:span><text:span text:style-name="T9_7">to</text:span><text:span text:style-name="T9_8"><text:s/></text:span><text:span text:style-name="T9_9">the</text:span><text:span text:style-name="T9_10"><text:s/></text:span><text:span text:style-name="T9_11">server</text:span><text:span text:style-name="T9_12"><text:s/></text:span><text:span text:style-name="T9_13">to</text:span><text:span text:style-name="T9_14"><text:s/></text:span><text:span text:style-name="T9_15">be</text:span><text:span text:style-name="T9_16"><text:s/></text:span><text:span text:style-name="T9_17">used</text:span><text:span text:style-name="T9_18"><text:s/></text:span><text:span text:style-name="T9_19">with</text:span><text:span text:style-name="T9_20"><text:s/></text:span><text:span text:style-name="T9_21">one</text:span><text:span text:style-name="T9_22"><text:s/></text:span><text:span text:style-name="T9_23">or</text:span><text:span text:style-name="T9_24"><text:s/></text:span><text:span text:style-name="T9_25">more</text:span><text:span text:style-name="T9_26"><text:s/></text:span><text:span text:style-name="T9_27">devices</text:span></text:p>
        </text:list-item>
      </text:list>
      <text:p text:style-name="P10"/>
      <text:p text:style-name="P11"><text:span text:style-name="T11_1">Exceptions</text:span><text:span text:style-name="T11_2">:</text:span></text:p>
      <text:p text:style-name="P12"><text:span text:style-name="T12_1">2.1<text:s/>[</text:span><text:span text:style-name="T12_2">User</text:span><text:span text:style-name="T12_3"><text:s/></text:span><text:span text:style-name="T12_4">excludes</text:span><text:span text:style-name="T12_5"><text:s/></text:span><text:span text:style-name="T12_6">one</text:span><text:span text:style-name="T12_7"><text:s/></text:span><text:span text:style-name="T12_8">or</text:span><text:span text:style-name="T12_9"><text:s/></text:span><text:span text:style-name="T12_10">more</text:span><text:span text:style-name="T12_11"><text:s/></text:span><text:span text:style-name="T12_12">required</text:span><text:span text:style-name="T12_13"><text:s/></text:span><text:span text:style-name="T12_14">files</text:span><text:span text:style-name="T12_15"><text:s/></text:span><text:span text:style-name="T12_16">belonging</text:span><text:span text:style-name="T12_17"><text:s/></text:span><text:span text:style-name="T12_18">to</text:span><text:span text:style-name="T12_19"><text:s/></text:span><text:span text:style-name="T12_20">the</text:span><text:span text:style-name="T12_21"><text:s/></text:span><text:span text:style-name="T12_22">RDT</text:span><text:span text:style-name="T12_23">]</text:span></text:p>
      <text:p text:style-name="P13"><text:span text:style-name="T13_1">2.1.1<text:s/></text:span><text:span text:style-name="T13_2">System</text:span><text:span text:style-name="T13_3"><text:s/></text:span><text:span text:style-name="T13_4">advises</text:span><text:span text:style-name="T13_5"><text:s/></text:span><text:span text:style-name="T13_6">user</text:span><text:span text:style-name="T13_7"><text:s/></text:span><text:span text:style-name="T13_8">of</text:span><text:span text:style-name="T13_9"><text:s/></text:span><text:span text:style-name="T13_10">incorrect</text:span><text:span text:style-name="T13_11"><text:s/></text:span><text:span text:style-name="T13_12">files</text:span><text:span text:style-name="T13_13"><text:s/></text:span><text:span text:style-name="T13_14">necessary</text:span><text:span text:style-name="T13_15"><text:s/></text:span><text:span text:style-name="T13_16">for</text:span><text:span text:style-name="T13_17"><text:s/></text:span><text:span text:style-name="T13_18">RDT</text:span><text:span text:style-name="T13_19"><text:s/></text:span><text:span text:style-name="T13_20">use</text:span></text:p>
      <text:p text:style-name="P14"><text:span text:style-name="T14_1">2.1.2<text:s/></text:span><text:span text:style-name="T14_2">User</text:span><text:span text:style-name="T14_3"><text:s/></text:span><text:span text:style-name="T14_4">can</text:span><text:span text:style-name="T14_5"><text:s/></text:span><text:span text:style-name="T14_6">go</text:span><text:span text:style-name="T14_7"><text:s/></text:span><text:span text:style-name="T14_8">back</text:span><text:span text:style-name="T14_9"><text:s/></text:span><text:span text:style-name="T14_10">to</text:span><text:span text:style-name="T14_11"><text:s/></text:span><text:span text:style-name="T14_12">upload</text:span><text:span text:style-name="T14_13"><text:s/></text:span><text:span text:style-name="T14_14">page</text:span><text:span text:style-name="T14_15"><text:s/></text:span><text:span text:style-name="T14_16">and</text:span><text:span text:style-name="T14_17"><text:s/></text:span><text:span text:style-name="T14_18">re</text:span><text:span text:style-name="T14_19">-</text:span><text:span text:style-name="T14_20">select</text:span><text:span text:style-name="T14_21"><text:s/></text:span><text:span text:style-name="T14_22">required</text:span><text:span text:style-name="T14_23"><text:s/></text:span><text:span text:style-name="T14_24">files</text:span><text:span text:style-name="T14_25"><text:s/></text:span><text:span text:style-name="T14_26">for</text:span><text:span text:style-name="T14_27"><text:s/></text:span><text:span text:style-name="T14_28">upload</text:span></text:p>
      <text:p text:style-name="P15"/>
      <text:p text:style-name="P16"><text:span text:style-name="T16_1">Postconditions</text:span><text:span text:style-name="T16_2">:</text:span></text:p>
      <text:p text:style-name="P17"><text:span text:style-name="T17_1">Successful</text:span><text:span text:style-name="T17_2"><text:s/></text:span><text:span text:style-name="T17_3">upload</text:span><text:span text:style-name="T17_4">:</text:span></text:p>
      <text:p text:style-name="P18"><text:span text:style-name="T18_1"><text:tab/></text:span><text:span text:style-name="T18_2">All</text:span><text:span text:style-name="T18_3"><text:s/></text:span><text:span text:style-name="T18_4">proper</text:span><text:span text:style-name="T18_5"><text:s/></text:span><text:span text:style-name="T18_6">files</text:span><text:span text:style-name="T18_7"><text:s/></text:span><text:span text:style-name="T18_8">necessary</text:span><text:span text:style-name="T18_9"><text:s/></text:span><text:span text:style-name="T18_10">for</text:span><text:span text:style-name="T18_11"><text:s/></text:span><text:span text:style-name="T18_12">RDT</text:span><text:span text:style-name="T18_13"><text:s/></text:span><text:span text:style-name="T18_14">are</text:span><text:span text:style-name="T18_15"><text:s/></text:span><text:span text:style-name="T18_16">copied</text:span><text:span text:style-name="T18_17"><text:s/></text:span><text:span text:style-name="T18_18">to</text:span><text:span text:style-name="T18_19"><text:s/></text:span><text:span text:style-name="T18_20">the</text:span><text:span text:style-name="T18_21"><text:s/></text:span><text:span text:style-name="T18_22">server</text:span><text:span text:style-name="T18_23"><text:s/></text:span><text:span text:style-name="T18_24">for</text:span><text:span text:style-name="T18_25"><text:s/></text:span><text:span text:style-name="T18_26">use</text:span><text:span text:style-name="T18_27"><text:s/></text:span><text:span text:style-name="T18_28">within</text:span><text:span text:style-name="T18_29"><text:s/></text:span><text:span text:style-name="T18_30">an</text:span><text:span text:style-name="T18_31"><text:s/></text:span><text:span text:style-name="T18_32">application</text:span><text:span text:style-name="T18_33"><text:s/></text:span><text:span text:style-name="T18_34">bundle</text:span><text:span text:style-name="T18_35"><text:s/></text:span><text:span text:style-name="T18_36">on</text:span><text:span text:style-name="T18_37"><text:s/></text:span><text:span text:style-name="T18_38">one</text:span><text:span text:style-name="T18_39"><text:s/></text:span><text:span text:style-name="T18_40">or</text:span><text:span text:style-name="T18_41"><text:s/></text:span><text:span text:style-name="T18_42">more</text:span><text:span text:style-name="T18_43"><text:s/></text:span><text:span text:style-name="T18_44">devices</text:span></text:p>
      <text:p text:style-name="P19"><text:span text:style-name="T19_1">Unsuccessful</text:span><text:span text:style-name="T19_2"><text:s/></text:span><text:span text:style-name="T19_3">upload</text:span><text:span text:style-name="T19_4">:</text:span></text:p>
      <text:p text:style-name="P20"><text:span text:style-name="T20_1"><text:tab/></text:span><text:span text:style-name="T20_2">No</text:span><text:span text:style-name="T20_3"><text:s/></text:span><text:span text:style-name="T20_4">files</text:span><text:span text:style-name="T20_5"><text:s/></text:span><text:span text:style-name="T20_6">copied</text:span><text:span text:style-name="T20_7"><text:s/></text:span><text:span text:style-name="T20_8">to</text:span><text:span text:style-name="T20_9"><text:s/></text:span><text:span text:style-name="T20_10">server</text:span></text:p>
      <text:p text:style-name="P21"/>
      <text:p text:style-name="P22"/>
      <text:p text:style-name="P23"/>
      <text:p text:style-name="P24"><text:span text:style-name="T24_1">Application</text:span><text:span text:style-name="T24_2"><text:s/></text:span><text:span text:style-name="T24_3">Use</text:span><text:span text:style-name="T24_4"><text:s/></text:span><text:span text:style-name="T24_5">Cases</text:span></text:p>
      <text:p text:style-name="P25"/>
      <text:p text:style-name="P26"/>
      <text:p text:style-name="P27"/>
      <text:p text:style-name="P28"><text:span text:style-name="T28_1">Use</text:span><text:span text:style-name="T28_2"><text:s/></text:span><text:span text:style-name="T28_3">Case</text:span><text:span text:style-name="T28_4">:<text:s/></text:span><text:span text:style-name="T28_5">Upload</text:span><text:span text:style-name="T28_6"><text:s/></text:span><text:span text:style-name="T28_7">Application</text:span></text:p>
      <text:p text:style-name="P29"><text:span text:style-name="T29_1">Precondition</text:span><text:span text:style-name="T29_2">:<text:s/></text:span><text:span text:style-name="T29_3">User</text:span><text:span text:style-name="T29_4"><text:s/></text:span><text:span text:style-name="T29_5">must</text:span><text:span text:style-name="T29_6"><text:s/></text:span><text:span text:style-name="T29_7">be</text:span><text:span text:style-name="T29_8"><text:s/></text:span><text:span text:style-name="T29_9">authenticated</text:span><text:span text:style-name="T29_10"><text:s/></text:span><text:span text:style-name="T29_11">with</text:span><text:span text:style-name="T29_12"><text:s/></text:span><text:span text:style-name="T29_13">a</text:span><text:span text:style-name="T29_14"><text:s/></text:span><text:span text:style-name="T29_15">token</text:span></text:p>
      <text:list text:style-name="LS2" xml:id="list3">
        <text:list-item>
          <text:p text:style-name="P30"><text:span text:style-name="T30_1">User</text:span><text:span text:style-name="T30_2"><text:s/></text:span><text:span text:style-name="T30_3">navigates</text:span><text:span text:style-name="T30_4"><text:s/></text:span><text:span text:style-name="T30_5">to</text:span><text:span text:style-name="T30_6"><text:s/></text:span><text:span text:style-name="T30_7">the</text:span><text:span text:style-name="T30_8"><text:s/></text:span><text:span text:style-name="T30_9">Application</text:span><text:span text:style-name="T30_10"><text:s/></text:span><text:span text:style-name="T30_11">Manager</text:span><text:span text:style-name="T30_12"><text:s/></text:span><text:span text:style-name="T30_13">page</text:span><text:span text:style-name="T30_14"><text:s/></text:span><text:span text:style-name="T30_15">from</text:span><text:span text:style-name="T30_16"><text:s/></text:span><text:span text:style-name="T30_17">the</text:span><text:span text:style-name="T30_18"><text:s/></text:span><text:span text:style-name="T30_19">left</text:span><text:span text:style-name="T30_20"><text:s/></text:span><text:span text:style-name="T30_21">side</text:span><text:span text:style-name="T30_22"><text:s/></text:span><text:span text:style-name="T30_23">bar</text:span></text:p>
        </text:list-item>
        <text:list-item>
          <text:p text:style-name="P31"><text:span text:style-name="T31_1">The</text:span><text:span text:style-name="T31_2"><text:s/></text:span><text:span text:style-name="T31_3">user</text:span><text:span text:style-name="T31_4"><text:s/></text:span><text:span text:style-name="T31_5">highlights</text:span><text:span text:style-name="T31_6"><text:s/></text:span><text:span text:style-name="T31_7">the</text:span><text:span text:style-name="T31_8"><text:s/></text:span><text:span text:style-name="T31_9">application</text:span><text:span text:style-name="T31_10"><text:s/></text:span><text:span text:style-name="T31_11">bundle</text:span><text:span text:style-name="T31_12"><text:s/></text:span><text:span text:style-name="T31_13">files</text:span><text:span text:style-name="T31_14"><text:s/></text:span><text:span text:style-name="T31_15">and</text:span><text:span text:style-name="T31_16"><text:s/></text:span><text:span text:style-name="T31_17">selects</text:span><text:span text:style-name="T31_18"><text:s/></text:span><text:span text:style-name="T31_19">upload</text:span><text:span text:style-name="T31_20"><text:s/></text:span><text:span text:style-name="T31_21">at</text:span><text:span text:style-name="T31_22"><text:s/></text:span><text:span text:style-name="T31_23">bottom</text:span><text:span text:style-name="T31_24"><text:s/></text:span><text:span text:style-name="T31_25">of</text:span><text:span text:style-name="T31_26"><text:s/></text:span><text:span text:style-name="T31_27">page</text:span></text:p>
        </text:list-item>
        <text:list-item>
          <text:p text:style-name="P32"><text:span text:style-name="T32_1">System</text:span><text:span text:style-name="T32_2"><text:s/></text:span><text:span text:style-name="T32_3">copies</text:span><text:span text:style-name="T32_4"><text:s/></text:span><text:span text:style-name="T32_5">files</text:span><text:span text:style-name="T32_6"><text:s/></text:span><text:span text:style-name="T32_7">to</text:span><text:span text:style-name="T32_8"><text:s/></text:span><text:span text:style-name="T32_9">the</text:span><text:span text:style-name="T32_10"><text:s/></text:span><text:span text:style-name="T32_11">server</text:span><text:span text:style-name="T32_12"><text:s/></text:span><text:span text:style-name="T32_13">to</text:span><text:span text:style-name="T32_14"><text:s/></text:span><text:span text:style-name="T32_15">be</text:span><text:span text:style-name="T32_16"><text:s/></text:span><text:span text:style-name="T32_17">run</text:span><text:span text:style-name="T32_18"><text:s/></text:span><text:span text:style-name="T32_19">on</text:span><text:span text:style-name="T32_20"><text:s/></text:span><text:span text:style-name="T32_21">one</text:span><text:span text:style-name="T32_22"><text:s/></text:span><text:span text:style-name="T32_23">or</text:span><text:span text:style-name="T32_24"><text:s/></text:span><text:span text:style-name="T32_25">more</text:span><text:span text:style-name="T32_26"><text:s/></text:span><text:span text:style-name="T32_27">devices</text:span></text:p>
        </text:list-item>
      </text:list>
      <text:p text:style-name="P33"/>
      <text:p text:style-name="P34"><text:span text:style-name="T34_1">Exceptions</text:span><text:span text:style-name="T34_2">:</text:span></text:p>
      <text:p text:style-name="P35"><text:span text:style-name="T35_1">2.1<text:s/>[</text:span><text:span text:style-name="T35_2">User</text:span><text:span text:style-name="T35_3"><text:s/></text:span><text:span text:style-name="T35_4">excludes</text:span><text:span text:style-name="T35_5"><text:s/></text:span><text:span text:style-name="T35_6">one</text:span><text:span text:style-name="T35_7"><text:s/></text:span><text:span text:style-name="T35_8">or</text:span><text:span text:style-name="T35_9"><text:s/></text:span><text:span text:style-name="T35_10">more</text:span><text:span text:style-name="T35_11"><text:s/></text:span><text:span text:style-name="T35_12">required</text:span><text:span text:style-name="T35_13"><text:s/></text:span><text:span text:style-name="T35_14">files</text:span><text:span text:style-name="T35_15"><text:s/></text:span><text:span text:style-name="T35_16">belonging</text:span><text:span text:style-name="T35_17"><text:s/></text:span><text:span text:style-name="T35_18">to</text:span><text:span text:style-name="T35_19"><text:s/></text:span><text:span text:style-name="T35_20">the</text:span><text:span text:style-name="T35_21"><text:s/></text:span><text:span text:style-name="T35_22">application</text:span><text:span text:style-name="T35_23"><text:s/></text:span><text:span text:style-name="T35_24">bundle</text:span><text:span text:style-name="T35_25">]</text:span></text:p>
      <text:p text:style-name="P36"><text:span text:style-name="T36_1">2.1.1<text:s/></text:span><text:span text:style-name="T36_2">System</text:span><text:span text:style-name="T36_3"><text:s/></text:span><text:span text:style-name="T36_4">advises</text:span><text:span text:style-name="T36_5"><text:s/></text:span><text:span text:style-name="T36_6">user</text:span><text:span text:style-name="T36_7"><text:s/></text:span><text:span text:style-name="T36_8">of</text:span><text:span text:style-name="T36_9"><text:s/></text:span><text:span text:style-name="T36_10">incorrect</text:span><text:span text:style-name="T36_11"><text:s/></text:span><text:span text:style-name="T36_12">files</text:span><text:span text:style-name="T36_13"><text:s/></text:span><text:span text:style-name="T36_14">necessary</text:span><text:span text:style-name="T36_15"><text:s/></text:span><text:span text:style-name="T36_16">for</text:span><text:span text:style-name="T36_17"><text:s/></text:span><text:span text:style-name="T36_18">application</text:span><text:span text:style-name="T36_19"><text:s/></text:span><text:span text:style-name="T36_20">deployment</text:span></text:p>
      <text:p text:style-name="P37"><text:span text:style-name="T37_1">2.1.2<text:s/></text:span><text:span text:style-name="T37_2">User</text:span><text:span text:style-name="T37_3"><text:s/></text:span><text:span text:style-name="T37_4">can</text:span><text:span text:style-name="T37_5"><text:s/></text:span><text:span text:style-name="T37_6">go</text:span><text:span text:style-name="T37_7"><text:s/></text:span><text:span text:style-name="T37_8">back</text:span><text:span text:style-name="T37_9"><text:s/></text:span><text:span text:style-name="T37_10">to</text:span><text:span text:style-name="T37_11"><text:s/></text:span><text:span text:style-name="T37_12">upload</text:span><text:span text:style-name="T37_13"><text:s/></text:span><text:span text:style-name="T37_14">page</text:span><text:span text:style-name="T37_15"><text:s/></text:span><text:span text:style-name="T37_16">and</text:span><text:span text:style-name="T37_17"><text:s/></text:span><text:span text:style-name="T37_18">re</text:span><text:span text:style-name="T37_19">-</text:span><text:span text:style-name="T37_20">select</text:span><text:span text:style-name="T37_21"><text:s/></text:span><text:span text:style-name="T37_22">files</text:span><text:span text:style-name="T37_23"><text:s/></text:span><text:span text:style-name="T37_24">for</text:span><text:span text:style-name="T37_25"><text:s/></text:span><text:span text:style-name="T37_26">upload</text:span></text:p>
      <text:p text:style-name="P38"/>
      <text:p text:style-name="P39"><text:span text:style-name="T39_1">Postconditions</text:span><text:span text:style-name="T39_2">:</text:span></text:p>
      <text:p text:style-name="P40"><text:span text:style-name="T40_1">Successful</text:span><text:span text:style-name="T40_2"><text:s/></text:span><text:span text:style-name="T40_3">upload</text:span><text:span text:style-name="T40_4">:</text:span></text:p>
      <text:p text:style-name="P41"><text:span text:style-name="T41_1"><text:tab/></text:span><text:span text:style-name="T41_2">All</text:span><text:span text:style-name="T41_3"><text:s/></text:span><text:span text:style-name="T41_4">files</text:span><text:span text:style-name="T41_5"><text:s/></text:span><text:span text:style-name="T41_6">necessary</text:span><text:span text:style-name="T41_7"><text:s/></text:span><text:span text:style-name="T41_8">for</text:span><text:span text:style-name="T41_9"><text:s/></text:span><text:span text:style-name="T41_10">the</text:span><text:span text:style-name="T41_11"><text:s/></text:span><text:span text:style-name="T41_12">application</text:span><text:span text:style-name="T41_13"><text:s/></text:span><text:span text:style-name="T41_14">are</text:span><text:span text:style-name="T41_15"><text:s/></text:span><text:span text:style-name="T41_16">copied</text:span><text:span text:style-name="T41_17"><text:s/></text:span><text:span text:style-name="T41_18">to</text:span><text:span text:style-name="T41_19"><text:s/></text:span><text:span text:style-name="T41_20">the</text:span><text:span text:style-name="T41_21"><text:s/></text:span><text:span text:style-name="T41_22">server</text:span><text:span text:style-name="T41_23"><text:s/></text:span><text:span text:style-name="T41_24">for</text:span><text:span text:style-name="T41_25"><text:s/></text:span><text:span text:style-name="T41_26">use</text:span><text:span text:style-name="T41_27"><text:s/></text:span><text:span text:style-name="T41_28">on</text:span><text:span text:style-name="T41_29"><text:s/></text:span><text:span text:style-name="T41_30">one</text:span><text:span text:style-name="T41_31"><text:s/></text:span><text:span text:style-name="T41_32">or</text:span><text:span text:style-name="T41_33"><text:s/></text:span><text:span text:style-name="T41_34">more</text:span><text:span text:style-name="T41_35"><text:s/></text:span><text:span text:style-name="T41_36">devices</text:span></text:p>
      <text:p text:style-name="P42"><text:span text:style-name="T42_1">Unsuccessful</text:span><text:span text:style-name="T42_2"><text:s/></text:span><text:span text:style-name="T42_3">upload</text:span><text:span text:style-name="T42_4">:</text:span></text:p>
      <text:p text:style-name="P43"><text:span text:style-name="T43_1"><text:tab/></text:span><text:span text:style-name="T43_2">No</text:span><text:span text:style-name="T43_3"><text:s/></text:span><text:span text:style-name="T43_4">files</text:span><text:span text:style-name="T43_5"><text:s/></text:span><text:span text:style-name="T43_6">copied</text:span><text:span text:style-name="T43_7"><text:s/></text:span><text:span text:style-name="T43_8">to</text:span><text:span text:style-name="T43_9"><text:s/></text:span><text:span text:style-name="T43_10">server</text:span></text:p>
      <text:p text:style-name="P44"/>
      <text:p text:style-name="P45"/>
      <text:p text:style-name="P46"><text:span text:style-name="T46_1">Use</text:span><text:span text:style-name="T46_2"><text:s/></text:span><text:span text:style-name="T46_3">Case</text:span><text:span text:style-name="T46_4">:<text:s/></text:span><text:span text:style-name="T46_5">Deploy</text:span><text:span text:style-name="T46_6"><text:s/></text:span><text:span text:style-name="T46_7">Application</text:span></text:p>
      <text:p text:style-name="P47"><text:span text:style-name="T47_1">Preconditions</text:span><text:span text:style-name="T47_2">:<text:s/></text:span><text:span text:style-name="T47_3">User</text:span><text:span text:style-name="T47_4"><text:s/></text:span><text:span text:style-name="T47_5">must</text:span><text:span text:style-name="T47_6"><text:s/></text:span><text:span text:style-name="T47_7">be</text:span><text:span text:style-name="T47_8"><text:s/></text:span><text:span text:style-name="T47_9">authenticated</text:span><text:span text:style-name="T47_10"><text:s/></text:span><text:span text:style-name="T47_11">and</text:span><text:span text:style-name="T47_12"><text:s/></text:span><text:span text:style-name="T47_13">have</text:span><text:span text:style-name="T47_14"><text:s/></text:span><text:span text:style-name="T47_15">uploaded</text:span><text:span text:style-name="T47_16"><text:s/></text:span><text:span text:style-name="T47_17">at</text:span><text:span text:style-name="T47_18"><text:s/></text:span><text:span text:style-name="T47_19">least</text:span><text:span text:style-name="T47_20"><text:s/></text:span><text:span text:style-name="T47_21">one</text:span><text:span text:style-name="T47_22"><text:s/></text:span><text:span text:style-name="T47_23">application</text:span><text:span text:style-name="T47_24"><text:s/></text:span><text:span text:style-name="T47_25">bundle</text:span></text:p>
      <text:list text:style-name="LS3" xml:id="list6">
        <text:list-item>
          <text:p text:style-name="P48"><text:span text:style-name="T48_1">The</text:span><text:span text:style-name="T48_2"><text:s/></text:span><text:span text:style-name="T48_3">user</text:span><text:span text:style-name="T48_4"><text:s/></text:span><text:span text:style-name="T48_5">clicks</text:span><text:span text:style-name="T48_6"><text:s/></text:span><text:span text:style-name="T48_7">the</text:span><text:span text:style-name="T48_8"><text:s/></text:span><text:span text:style-name="T48_9">Application</text:span><text:span text:style-name="T48_10"><text:s/></text:span><text:span text:style-name="T48_11">Manager</text:span><text:span text:style-name="T48_12"><text:s/></text:span><text:span text:style-name="T48_13">link</text:span><text:span text:style-name="T48_14"><text:s/></text:span><text:span text:style-name="T48_15">on</text:span><text:span text:style-name="T48_16"><text:s/></text:span><text:span text:style-name="T48_17">the</text:span><text:span text:style-name="T48_18"><text:s/></text:span><text:span text:style-name="T48_19">left</text:span><text:span text:style-name="T48_20"><text:s/></text:span><text:span text:style-name="T48_21">hand</text:span><text:span text:style-name="T48_22"><text:s/></text:span><text:span text:style-name="T48_23">side</text:span></text:p>
        </text:list-item>
        <text:list-item>
          <text:p text:style-name="P49"><text:span text:style-name="T49_1">A</text:span><text:span text:style-name="T49_2"><text:s/></text:span><text:span text:style-name="T49_3">list</text:span><text:span text:style-name="T49_4"><text:s/></text:span><text:span text:style-name="T49_5">of</text:span><text:span text:style-name="T49_6"><text:s/></text:span><text:span text:style-name="T49_7">application</text:span><text:span text:style-name="T49_8"><text:s/></text:span><text:span text:style-name="T49_9">bundles</text:span><text:span text:style-name="T49_10"><text:s/></text:span><text:span text:style-name="T49_11">will</text:span><text:span text:style-name="T49_12"><text:s/></text:span><text:span text:style-name="T49_13">show</text:span><text:span text:style-name="T49_14"><text:s/></text:span><text:span text:style-name="T49_15">on</text:span><text:span text:style-name="T49_16"><text:s/></text:span><text:span text:style-name="T49_17">the</text:span><text:span text:style-name="T49_18"><text:s/></text:span><text:span text:style-name="T49_19">top</text:span><text:span text:style-name="T49_20"><text:s/></text:span><text:span text:style-name="T49_21">of</text:span><text:span text:style-name="T49_22"><text:s/></text:span><text:span text:style-name="T49_23">the</text:span><text:span text:style-name="T49_24"><text:s/></text:span><text:span text:style-name="T49_25">page</text:span><text:span text:style-name="T49_26">.<text:s/></text:span><text:span text:style-name="T49_27">A</text:span><text:span text:style-name="T49_28"><text:s/></text:span><text:span text:style-name="T49_29">user</text:span><text:span text:style-name="T49_30"><text:s/></text:span><text:span text:style-name="T49_31">will</text:span><text:span text:style-name="T49_32"><text:s/></text:span><text:span text:style-name="T49_33">click</text:span><text:span text:style-name="T49_34"><text:s/></text:span><text:span text:style-name="T49_35">the</text:span><text:span text:style-name="T49_36"><text:s/>“</text:span><text:span text:style-name="T49_37">deploy</text:span><text:span text:style-name="T49_38">”<text:s/></text:span><text:span text:style-name="T49_39">button</text:span><text:span text:style-name="T49_40"><text:s/></text:span><text:span text:style-name="T49_41">next</text:span><text:span text:style-name="T49_42"><text:s/></text:span><text:span text:style-name="T49_43">to</text:span><text:span text:style-name="T49_44"><text:s/></text:span><text:span text:style-name="T49_45">the</text:span><text:span text:style-name="T49_46"><text:s/></text:span><text:span text:style-name="T49_47">application</text:span><text:span text:style-name="T49_48"><text:s/></text:span><text:span text:style-name="T49_49">they</text:span><text:span text:style-name="T49_50"><text:s/></text:span><text:span text:style-name="T49_51">want</text:span><text:span text:style-name="T49_52"><text:s/></text:span><text:span text:style-name="T49_53">to</text:span><text:span text:style-name="T49_54"><text:s/></text:span><text:span text:style-name="T49_55">use</text:span></text:p>
        </text:list-item>
      </text:list>
      <text:p text:style-name="P50"/>
      <text:p text:style-name="P51"><text:span text:style-name="T51_1">Postconditions</text:span><text:span text:style-name="T51_2">:</text:span></text:p>
      <text:p text:style-name="P52"><text:span text:style-name="T52_1">Successful</text:span><text:span text:style-name="T52_2"><text:s/></text:span><text:span text:style-name="T52_3">deployment</text:span><text:span text:style-name="T52_4">:</text:span></text:p>
      <text:p text:style-name="P53"><text:span text:style-name="T53_1"><text:tab/></text:span><text:span text:style-name="T53_2">The</text:span><text:span text:style-name="T53_3"><text:s/></text:span><text:span text:style-name="T53_4">desired</text:span><text:span text:style-name="T53_5"><text:s/></text:span><text:span text:style-name="T53_6">application</text:span><text:span text:style-name="T53_7"><text:s/></text:span><text:span text:style-name="T53_8">is</text:span><text:span text:style-name="T53_9"><text:s/></text:span><text:span text:style-name="T53_10">deployed</text:span><text:span text:style-name="T53_11"><text:s/></text:span><text:span text:style-name="T53_12">and</text:span><text:span text:style-name="T53_13"><text:s/></text:span><text:span text:style-name="T53_14">ready</text:span><text:span text:style-name="T53_15"><text:s/></text:span><text:span text:style-name="T53_16">for</text:span><text:span text:style-name="T53_17"><text:s/></text:span><text:span text:style-name="T53_18">use</text:span><text:span text:style-name="T53_19"><text:s/></text:span><text:span text:style-name="T53_20">within</text:span><text:span text:style-name="T53_21"><text:s/></text:span><text:span text:style-name="T53_22">the</text:span><text:span text:style-name="T53_23"><text:s/></text:span><text:span text:style-name="T53_24">simulation</text:span></text:p>
      <text:p text:style-name="P54"><text:span text:style-name="T54_1">Unsuccessful</text:span><text:span text:style-name="T54_2"><text:s/></text:span><text:span text:style-name="T54_3">deployment</text:span><text:span text:style-name="T54_4">:</text:span></text:p>
      <text:p text:style-name="P55"><text:span text:style-name="T55_1"><text:tab/></text:span><text:span text:style-name="T55_2">No</text:span><text:span text:style-name="T55_3"><text:s/></text:span><text:span text:style-name="T55_4">application</text:span><text:span text:style-name="T55_5"><text:s/></text:span><text:span text:style-name="T55_6">is</text:span><text:span text:style-name="T55_7"><text:s/></text:span><text:span text:style-name="T55_8">deployed</text:span><text:span text:style-name="T55_9"><text:s/></text:span><text:span text:style-name="T55_10">for</text:span><text:span text:style-name="T55_11"><text:s/></text:span><text:span text:style-name="T55_12">use</text:span><text:span text:style-name="T55_13"><text:s/></text:span><text:span text:style-name="T55_14">within</text:span><text:span text:style-name="T55_15"><text:s/></text:span><text:span text:style-name="T55_16">the</text:span><text:span text:style-name="T55_17"><text:s/></text:span><text:span text:style-name="T55_18">simulation</text:span></text:p>
      <text:p text:style-name="P56"/>
      <text:p text:style-name="P57"/>
      <text:p text:style-name="P58"><text:span text:style-name="T58_1">Use</text:span><text:span text:style-name="T58_2"><text:s/></text:span><text:span text:style-name="T58_3">Case</text:span><text:span text:style-name="T58_4">:<text:s/></text:span><text:span text:style-name="T58_5">Run</text:span><text:span text:style-name="T58_6"><text:s/></text:span><text:span text:style-name="T58_7">Application</text:span></text:p>
      <text:p text:style-name="P59"><text:span text:style-name="T59_1">preconditions</text:span><text:span text:style-name="T59_2">:<text:s/></text:span><text:span text:style-name="T59_3">User</text:span><text:span text:style-name="T59_4"><text:s/></text:span><text:span text:style-name="T59_5">must</text:span><text:span text:style-name="T59_6"><text:s/></text:span><text:span text:style-name="T59_7">be</text:span><text:span text:style-name="T59_8"><text:s/></text:span><text:span text:style-name="T59_9">authenticated</text:span><text:span text:style-name="T59_10">,<text:s/></text:span><text:span text:style-name="T59_11">and</text:span><text:span text:style-name="T59_12"><text:s/></text:span><text:span text:style-name="T59_13">have</text:span><text:span text:style-name="T59_14"><text:s/></text:span><text:span text:style-name="T59_15">already</text:span><text:span text:style-name="T59_16"><text:s/></text:span><text:span text:style-name="T59_17">uploaded</text:span><text:span text:style-name="T59_18"><text:s/></text:span><text:span text:style-name="T59_19">and</text:span><text:span text:style-name="T59_20"><text:s/></text:span><text:span text:style-name="T59_21">deployed</text:span><text:span text:style-name="T59_22"><text:s/></text:span><text:span text:style-name="T59_23">application</text:span></text:p>
      <text:list text:style-name="LS4" xml:id="list8">
        <text:list-item>
          <text:p text:style-name="P60"><text:span text:style-name="T60_1">The</text:span><text:span text:style-name="T60_2"><text:s/></text:span><text:span text:style-name="T60_3">user</text:span><text:span text:style-name="T60_4"><text:s/></text:span><text:span text:style-name="T60_5">clicks</text:span><text:span text:style-name="T60_6"><text:s/></text:span><text:span text:style-name="T60_7">on</text:span><text:span text:style-name="T60_8"><text:s/></text:span><text:span text:style-name="T60_9">the</text:span><text:span text:style-name="T60_10"><text:s/>“</text:span><text:span text:style-name="T60_11">Add</text:span><text:span text:style-name="T60_12"><text:s/></text:span><text:span text:style-name="T60_13">Device</text:span><text:span text:style-name="T60_14">”<text:s/></text:span><text:span text:style-name="T60_15">link</text:span><text:span text:style-name="T60_16"><text:s/></text:span><text:span text:style-name="T60_17">on</text:span><text:span text:style-name="T60_18"><text:s/></text:span><text:span text:style-name="T60_19">the</text:span><text:span text:style-name="T60_20"><text:s/></text:span><text:span text:style-name="T60_21">left</text:span><text:span text:style-name="T60_22"><text:s/></text:span><text:span text:style-name="T60_23">hand</text:span><text:span text:style-name="T60_24"><text:s/></text:span><text:span text:style-name="T60_25">side</text:span><text:span text:style-name="T60_26"><text:s/></text:span><text:span text:style-name="T60_27">bar</text:span></text:p>
        </text:list-item>
        <text:list-item>
          <text:p text:style-name="P61"><text:span text:style-name="T61_1">A</text:span><text:span text:style-name="T61_2"><text:s/></text:span><text:span text:style-name="T61_3">list</text:span><text:span text:style-name="T61_4"><text:s/></text:span><text:span text:style-name="T61_5">of</text:span><text:span text:style-name="T61_6"><text:s/></text:span><text:span text:style-name="T61_7">applications</text:span><text:span text:style-name="T61_8"><text:s/></text:span><text:span text:style-name="T61_9">that</text:span><text:span text:style-name="T61_10"><text:s/></text:span><text:span text:style-name="T61_11">have</text:span><text:span text:style-name="T61_12"><text:s/></text:span><text:span text:style-name="T61_13">been</text:span><text:span text:style-name="T61_14"><text:s/></text:span><text:span text:style-name="T61_15">uploaded</text:span><text:span text:style-name="T61_16"><text:s/></text:span><text:span text:style-name="T61_17">and</text:span><text:span text:style-name="T61_18"><text:s/></text:span><text:span text:style-name="T61_19">deployed</text:span><text:span text:style-name="T61_20"><text:s/></text:span><text:span text:style-name="T61_21">will</text:span><text:span text:style-name="T61_22"><text:s/></text:span><text:span text:style-name="T61_23">be</text:span><text:span text:style-name="T61_24"><text:s/></text:span><text:span text:style-name="T61_25">listed</text:span><text:span text:style-name="T61_26">.<text:s/></text:span><text:span text:style-name="T61_27">The</text:span><text:span text:style-name="T61_28"><text:s/></text:span><text:span text:style-name="T61_29">user</text:span><text:span text:style-name="T61_30"><text:s/></text:span><text:span text:style-name="T61_31">can</text:span><text:span text:style-name="T61_32"><text:s/></text:span><text:span text:style-name="T61_33">then</text:span><text:span text:style-name="T61_34"><text:s/></text:span><text:span text:style-name="T61_35">click</text:span><text:span text:style-name="T61_36"><text:s/></text:span><text:span text:style-name="T61_37">the</text:span><text:span text:style-name="T61_38"><text:s/>“</text:span><text:span text:style-name="T61_39">launch</text:span><text:span text:style-name="T61_40">”<text:s/></text:span><text:span text:style-name="T61_41">button</text:span><text:span text:style-name="T61_42"><text:s/></text:span><text:span text:style-name="T61_43">next</text:span><text:span text:style-name="T61_44"><text:s/></text:span><text:span text:style-name="T61_45">to</text:span><text:span text:style-name="T61_46"><text:s/></text:span><text:span text:style-name="T61_47">the</text:span><text:span text:style-name="T61_48"><text:s/></text:span><text:span text:style-name="T61_49">desired</text:span><text:span text:style-name="T61_50"><text:s/></text:span><text:span text:style-name="T61_51">application</text:span><text:span text:style-name="T61_52"><text:s/></text:span><text:span text:style-name="T61_53">to</text:span><text:span text:style-name="T61_54"><text:s/></text:span><text:span text:style-name="T61_55">run</text:span><text:span text:style-name="T61_56"><text:s/></text:span><text:span text:style-name="T61_57">it</text:span></text:p>
        </text:list-item>
      </text:list>
      <text:p text:style-name="P62"/>
      <text:p text:style-name="P63"><text:span text:style-name="T63_1">Postconditions</text:span><text:span text:style-name="T63_2">:</text:span></text:p>
      <text:p text:style-name="P64"><text:span text:style-name="T64_1">Successful</text:span><text:span text:style-name="T64_2"><text:s/></text:span><text:span text:style-name="T64_3">launch</text:span><text:span text:style-name="T64_4">:</text:span></text:p>
      <text:p text:style-name="P65"><text:span text:style-name="T65_1"><text:tab/></text:span><text:span text:style-name="T65_2">The</text:span><text:span text:style-name="T65_3"><text:s/></text:span><text:span text:style-name="T65_4">desired</text:span><text:span text:style-name="T65_5"><text:s/></text:span><text:span text:style-name="T65_6">application</text:span><text:span text:style-name="T65_7"><text:s/></text:span><text:span text:style-name="T65_8">is</text:span><text:span text:style-name="T65_9"><text:s/></text:span><text:span text:style-name="T65_10">ran</text:span><text:span text:style-name="T65_11"><text:s/></text:span><text:span text:style-name="T65_12">and</text:span><text:span text:style-name="T65_13"><text:s/></text:span><text:span text:style-name="T65_14">ready</text:span><text:span text:style-name="T65_15"><text:s/></text:span><text:span text:style-name="T65_16">for</text:span><text:span text:style-name="T65_17"><text:s/></text:span><text:span text:style-name="T65_18">use</text:span></text:p>
      <text:p text:style-name="P66"><text:span text:style-name="T66_1">Unsuccessful</text:span><text:span text:style-name="T66_2"><text:s/></text:span><text:span text:style-name="T66_3">launch</text:span><text:span text:style-name="T66_4">:</text:span></text:p>
      <text:p text:style-name="P67"><text:span text:style-name="T67_1"><text:tab/></text:span><text:span text:style-name="T67_2">No</text:span><text:span text:style-name="T67_3"><text:s/></text:span><text:span text:style-name="T67_4">application</text:span><text:span text:style-name="T67_5"><text:s/></text:span><text:span text:style-name="T67_6">is</text:span><text:span text:style-name="T67_7"><text:s/></text:span><text:span text:style-name="T67_8">ran</text:span><text:span text:style-name="T67_9"><text:s/></text:span><text:span text:style-name="T67_10">for</text:span><text:span text:style-name="T67_11"><text:s/></text:span><text:span text:style-name="T67_12">use</text:span></text:p>
      <text:p text:style-name="P6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